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text:dont-balance-text-columns="false" style:editable="false">
        <style:columns fo:column-count="2" fo:column-gap="0cm">
          <style:column style:rel-width="4986*" fo:start-indent="0cm" fo:end-indent="0cm"/>
          <style:column style:rel-width="4986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-CPU Instruction Set</text:h>
      <text:h text:style-name="Heading_20_2" text:outline-level="2">Introduction</text:h>
      <text:p text:style-name="Text_20_body">The CR-CPU is a 16-bit general purpose programmable FPGA-CPU. It is intended to implement the minimal set of feature required to implement the C programming language.</text:p>
      <text:h text:style-name="Heading_20_2" text:outline-level="2">Registers</text:h>
      <text:p text:style-name="Text_20_body">The CR-CPU contains four general purpose registers:</text:p>
      <text:section text:style-name="Sect1" text:name="Section2">
        <text:p text:style-name="Text_20_body">00: ra</text:p>
        <text:p text:style-name="Text_20_body">01: rb</text:p>
        <text:p text:style-name="Text_20_body">10: rc</text:p>
        <text:p text:style-name="Text_20_body">11: rd</text:p>
      </text:section>
      <text:p text:style-name="Text_20_body">These registers are not fully interchangeable. Some instructions will require the use of certain registers.</text:p>
      <text:h text:style-name="Heading_20_2" text:outline-level="2">Instruction</text:h>
      <text:p text:style-name="Text_20_body">Each instruction is a fixed 16-bits wide and is composed of the following components:</text:p>
      <text:p text:style-name="Text_20_body"><text:tab/>oooo aaaa cccc cccc</text:p>
      <text:p text:style-name="Text_20_body">Where:</text:p>
      <text:p text:style-name="Text_20_body"><text:tab/>o = Opcode</text:p>
      <text:p text:style-name="Text_20_body"><text:tab/>a = Additional information</text:p>
      <text:p text:style-name="Text_20_body"><text:tab/>c = Constant</text:p>
      <text:h text:style-name="Heading_20_2" text:outline-level="2">Opcodes</text:h>
      <text:p text:style-name="Text_20_body">The following opcodes are available:</text:p>
      <text:section text:style-name="Sect1" text:name="Section1">
        <text:p text:style-name="Text_20_body">0: Add (add)</text:p>
        <text:p text:style-name="Text_20_body">1: Subtract (sub)</text:p>
        <text:p text:style-name="Text_20_body">2: And (and)</text:p>
        <text:p text:style-name="Text_20_body">3: Or (or)</text:p>
        <text:p text:style-name="Text_20_body">4: Shift L/R (shfl, shfr)</text:p>
        <text:p text:style-name="Text_20_body">5: Load (load)</text:p>
        <text:p text:style-name="Text_20_body">6: Store (stor)</text:p>
        <text:p text:style-name="Text_20_body">7: Move (mov)</text:p>
        <text:p text:style-name="Text_20_body">8: Load Constant (loadc)</text:p>
        <text:p text:style-name="Text_20_body">9:</text:p>
        <text:p text:style-name="Text_20_body">A: </text:p>
        <text:p text:style-name="Text_20_body">B: </text:p>
        <text:p text:style-name="Text_20_body">C: </text:p>
        <text:p text:style-name="Text_20_body">D: </text:p>
        <text:p text:style-name="Text_20_body">E: </text:p>
        <text:p text:style-name="Text_20_body">F: </text:p>
      </text:section>
      <text:h text:style-name="Heading_20_2" text:outline-level="2">Additional Information</text:h>
      <text:p text:style-name="Text_20_body">The additional information for an opcode is used to define the sub-command and/or the register(s) involved. Where possible, the first two bits are used to define the destination register for the result of the computation.</text:p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yton </meta:initial-creator>
    <meta:creation-date>2019-07-15T23:40:14.35</meta:creation-date>
    <meta:generator>OpenOffice/4.1.6$Win32 OpenOffice.org_project/416m1$Build-9790</meta:generator>
    <dc:date>2019-07-16T00:19:01.82</dc:date>
    <dc:creator>Clayton </dc:creator>
    <meta:editing-duration>PT38M47S</meta:editing-duration>
    <meta:editing-cycles>3</meta:editing-cycles>
    <meta:document-statistic meta:table-count="0" meta:image-count="0" meta:object-count="0" meta:page-count="2" meta:paragraph-count="37" meta:word-count="171" meta:character-count="1012"/>
  </office:meta>
</office:document-meta>
</file>